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71.4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85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in_ta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bib_type</text:p>
          </table:table-cell>
          <table:table-cell table:style-name="ce2" office:value-type="string" calcext:value-type="string">
            <text:p>custom</text:p>
          </table:table-cell>
          <table:table-cell table:style-name="ce2" office:value-type="string" calcext:value-type="string">
            <text:p>Category for entry type.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bibtexkey</text:p>
          </table:table-cell>
          <table:table-cell table:style-name="ce2" office:value-type="string" calcext:value-type="string">
            <text:p>custom</text:p>
          </table:table-cell>
          <table:table-cell table:style-name="ce2" office:value-type="string" calcext:value-type="string">
            <text:p>Identifier for reference entry (primary key).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Author(s) of `title`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kautho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Author(s) of `booktitle`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o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Editor(s)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itution</text:p>
          </table:table-cell>
          <table:table-cell office:value-type="string" calcext:value-type="string">
            <text:p>organizations</text:p>
          </table:table-cell>
          <table:table-cell office:value-type="string" calcext:value-type="string">
            <text:p>University or simila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string" calcext:value-type="string">
            <text:p>organizations</text:p>
          </table:table-cell>
          <table:table-cell office:value-type="string" calcext:value-type="string">
            <text:p>Manual/website publisher or event sponso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blisher</text:p>
          </table:table-cell>
          <table:table-cell office:value-type="string" calcext:value-type="string">
            <text:p>organizations</text:p>
          </table:table-cell>
          <table:table-cell office:value-type="string" calcext:value-type="string">
            <text:p>Publisher(s)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Tit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k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Title of boo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n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Title of multi-volume boo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urnal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Or `journal`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sue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Title of journal special issu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ent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Title of conferenceor ev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Publication serie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Volume of journal or multi-volume boo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Numbered issue of journal or book in serie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Number of physical part of logical volu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Non-number issue of journ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lumes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Number of volumes for multi-volume wor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ion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As *integer* rather than ordin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Revision number for software or manu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bstate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Publication state.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ages</text:p>
          </table:table-cell>
          <table:table-cell office:value-type="string" calcext:value-type="string">
            <text:p>Page list or rang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getotal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Total number of page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Publication date as *YYYY-MM-DD*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entdate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Conference or event dat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ldate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Access date for `url`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UR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igital Object Identifi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Type of <text:a xlink:href="mailto:%60@manual" xlink:type="simple">`@manual</text:a>`, <text:a xlink:href="mailto:%60@report" xlink:type="simple">`@report</text:a>`, or <text:a xlink:href="mailto:%60@thesis" xlink:type="simple">`@thesis</text:a>`.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office:value-type="string" calcext:value-type="string">
            <text:p>Language of wor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standards</text:p>
          </table:table-cell>
          <table:table-cell office:value-type="string" calcext:value-type="string">
            <text:p>International Standard Book Numb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sn</text:p>
          </table:table-cell>
          <table:table-cell office:value-type="string" calcext:value-type="string">
            <text:p>standards</text:p>
          </table:table-cell>
          <table:table-cell office:value-type="string" calcext:value-type="string">
            <text:p>International Standard Serial Number.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ile</text:p>
          </table:table-cell>
          <table:table-cell office:value-type="string" calcext:value-type="string">
            <text:p>Local link to file.</text:p>
          </table:table-cell>
          <table:table-cell table:number-columns-repeated="1021"/>
        </table:table-row>
      </table:table>
      <table:table table:name="file_list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1022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bibtexkey</text:p>
          </table:table-cell>
          <table:table-cell office:value-type="string" calcext:value-type="string">
            <text:p>Identifier for respective reference entry (foreign key)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Name of the file (used as primary key)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me</text:p>
          </table:table-cell>
          <table:table-cell office:value-type="string" calcext:value-type="string">
            <text:p>MIME type, required by **JabRef**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Brief description of file.</text:p>
          </table:table-cell>
          <table:table-cell table:number-columns-repeated="1022"/>
        </table:table-row>
      </table:table>
      <table:table table:name="entry_type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5:07:49.682770534</meta:creation-date>
    <dc:date>2020-04-25T16:26:36.908439137</dc:date>
    <meta:editing-duration>PT38M19S</meta:editing-duration>
    <meta:editing-cycles>17</meta:editing-cycles>
    <meta:generator>LibreOffice/6.0.7.3$Linux_X86_64 LibreOffice_project/00m0$Build-3</meta:generator>
    <meta:document-statistic meta:table-count="3" meta:cell-count="118" meta:object-count="0"/>
  </office:meta>
</office:document-meta>
</file>